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Minion Pro Medium Italic" svg:font-family="'Minion Pro Medium Italic'"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onpg-assay" style:family="table">
      <style:table-properties style:width="6.5965in" table:align="left"/>
    </style:style>
    <style:style style:name="onpg-assay.A" style:family="table-column">
      <style:table-column-properties style:column-width="2.5549in"/>
    </style:style>
    <style:style style:name="onpg-assay.B" style:family="table-column">
      <style:table-column-properties style:column-width="0.9806in"/>
    </style:style>
    <style:style style:name="onpg-assay.C" style:family="table-column">
      <style:table-column-properties style:column-width="1.0306in"/>
    </style:style>
    <style:style style:name="onpg-assay.D" style:family="table-column">
      <style:table-column-properties style:column-width="0.9903in"/>
    </style:style>
    <style:style style:name="onpg-assay.E" style:family="table-column">
      <style:table-column-properties style:column-width="1.0403in"/>
    </style:style>
    <style:style style:name="onpg-assay.A1" style:family="table-cell">
      <style:table-cell-properties fo:padding="0.0382in" fo:border-left="0.0007in solid #000000" fo:border-right="none" fo:border-top="0.0007in solid #000000" fo:border-bottom="0.0007in solid #000000"/>
    </style:style>
    <style:style style:name="onpg-assay.E1" style:family="table-cell">
      <style:table-cell-properties fo:padding="0.0382in" fo:border="0.0007in solid #000000"/>
    </style:style>
    <style:style style:name="onpg-assay.A2" style:family="table-cell">
      <style:table-cell-properties fo:padding="0.0382in" fo:border-left="0.0007in solid #000000" fo:border-right="none" fo:border-top="none" fo:border-bottom="0.0007in solid #000000"/>
    </style:style>
    <style:style style:name="onpg-assay.E2" style:family="table-cell">
      <style:table-cell-properties fo:padding="0.0382in" fo:border-left="0.0007in solid #000000" fo:border-right="0.0007in solid #000000" fo:border-top="none" fo:border-bottom="0.0007in solid #000000"/>
    </style:style>
    <style:style style:name="P1" style:family="paragraph" style:parent-style-name="Table_20_Contents">
      <style:text-properties fo:font-size="10pt" style:font-size-asian="10pt" style:font-size-complex="10pt"/>
    </style:style>
    <style:style style:name="P2" style:family="paragraph" style:parent-style-name="Table_20_Contents">
      <style:text-properties fo:font-size="10pt" fo:font-weight="bold" style:font-size-asian="10pt" style:font-weight-asian="bold" style:font-size-complex="10pt" style:font-weight-complex="bold"/>
    </style:style>
    <style:style style:name="P3" style:family="paragraph" style:parent-style-name="Standard">
      <style:text-properties fo:font-size="10pt" fo:font-weight="normal" style:font-size-asian="10pt" style:font-weight-asian="normal" style:font-size-complex="10pt" style:font-weight-complex="normal"/>
    </style:style>
    <style:style style:name="P4" style:family="paragraph" style:parent-style-name="Standard">
      <style:text-properties fo:font-size="10pt" fo:font-weight="bold" style:font-size-asian="10pt" style:font-weight-asian="bold" style:font-size-complex="10pt" style:font-weight-complex="bold"/>
    </style:style>
    <style:style style:name="P5" style:family="paragraph" style:parent-style-name="Standard">
      <style:text-properties fo:font-size="12pt" fo:font-weight="bold" style:font-size-asian="12pt" style:font-weight-asian="bold" style:font-size-complex="12pt" style:font-weight-complex="bold"/>
    </style:style>
    <style:style style:name="P6" style:family="paragraph" style:parent-style-name="Standard">
      <style:text-properties fo:font-size="12pt" fo:font-weight="normal" style:font-size-asian="12pt" style:font-weight-asian="normal" style:font-size-complex="12pt" style:font-weight-complex="normal"/>
    </style:style>
    <style:style style:name="P7" style:family="paragraph" style:parent-style-name="Standard">
      <style:paragraph-properties fo:margin-left="0.5047in" fo:margin-right="0.9398in" fo:text-indent="0in" style:auto-text-indent="false"/>
      <style:text-properties fo:font-size="10pt" fo:font-weight="bold" style:font-size-asian="10pt" style:font-weight-asian="bold" style:font-size-complex="10pt" style:font-weight-complex="bold"/>
    </style:style>
    <style:style style:name="P8" style:family="paragraph" style:parent-style-name="Standard">
      <style:text-properties fo:font-size="12pt" fo:font-weight="normal" style:font-size-asian="12pt" style:font-weight-asian="normal" style:font-size-complex="12pt" style:font-weight-complex="normal"/>
    </style:style>
    <style:style style:name="P9" style:family="paragraph" style:parent-style-name="Standard">
      <style:text-properties fo:font-size="12pt" fo:font-weight="bold" style:font-size-asian="12pt" style:font-weight-asian="bold" style:font-size-complex="12pt" style:font-weight-complex="bold"/>
    </style:style>
    <style:style style:name="T1" style:family="text">
      <style:text-properties fo:font-weight="normal" style:font-weight-asian="normal" style:font-weight-complex="normal"/>
    </style:style>
    <style:style style:name="T2" style:family="text">
      <style:text-properties fo:font-size="10pt" style:font-size-asian="10pt" style:font-size-complex="10pt"/>
    </style:style>
    <style:style style:name="T3" style:family="text">
      <style:text-properties style:font-name="Minion Pro Medium Italic"/>
    </style:style>
    <style:style style:name="T4" style:family="text">
      <style:text-properties fo:font-weight="bold" style:font-weight-asian="bold" style:font-weight-complex="bold"/>
    </style:style>
    <style:style style:name="T5" style:family="text">
      <style:text-properties fo:font-size="12pt" fo:font-weight="normal" style:font-size-asian="12pt" style:font-weight-asian="normal" style:font-size-complex="12pt" style:font-weight-complex="norma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Bio E1a Laboratory – TF: Clark Magnan (Section Monday-F)</text:p>
      <text:p text:style-name="Standard">Lab 4 Writeup: Lac Operon</text:p>
      <text:p text:style-name="Standard">December 9, 2008</text:p>
      <text:p text:style-name="Standard"/>
      <text:p text:style-name="Standard">Jason Morrison</text:p>
      <text:p text:style-name="Standard"><text:a xlink:type="simple" xlink:href="mailto:jason.p.morrison@gmail.com">jason.p.morrison@gmail.com</text:a></text:p>
      <text:p text:style-name="Standard">585-216-5657</text:p>
      <text:p text:style-name="P3"/>
      <table:table table:name="onpg-assay" table:style-name="onpg-assay">
        <table:table-column table:style-name="onpg-assay.A"/>
        <table:table-column table:style-name="onpg-assay.B"/>
        <table:table-column table:style-name="onpg-assay.C"/>
        <table:table-column table:style-name="onpg-assay.D"/>
        <table:table-column table:style-name="onpg-assay.E"/>
        <table:table-row>
          <table:table-cell table:style-name="onpg-assay.A1" office:value-type="string">
            <text:p text:style-name="P2"/>
          </table:table-cell>
          <table:table-cell table:style-name="onpg-assay.A1" office:value-type="string">
            <text:p text:style-name="P2">Strain 10</text:p>
          </table:table-cell>
          <table:table-cell table:style-name="onpg-assay.A1" office:value-type="string">
            <text:p text:style-name="P2">Strain 20</text:p>
          </table:table-cell>
          <table:table-cell table:style-name="onpg-assay.A1" office:value-type="string">
            <text:p text:style-name="P2">Strain 30</text:p>
          </table:table-cell>
          <table:table-cell table:style-name="onpg-assay.E1" office:value-type="string">
            <text:p text:style-name="P2">Strain 40</text:p>
          </table:table-cell>
        </table:table-row>
        <table:table-row>
          <table:table-cell table:style-name="onpg-assay.A2" office:value-type="string">
            <text:p text:style-name="P2">Activity for media A - Glycerol</text:p>
          </table:table-cell>
          <table:table-cell table:style-name="onpg-assay.A2" office:value-type="string">
            <text:p text:style-name="P1">clear</text:p>
          </table:table-cell>
          <table:table-cell table:style-name="onpg-assay.A2" office:value-type="string">
            <text:p text:style-name="P1">yellow</text:p>
          </table:table-cell>
          <table:table-cell table:style-name="onpg-assay.A2" office:value-type="string">
            <text:p text:style-name="P1">clear</text:p>
          </table:table-cell>
          <table:table-cell table:style-name="onpg-assay.E2" office:value-type="string">
            <text:p text:style-name="P1">clear</text:p>
          </table:table-cell>
        </table:table-row>
        <table:table-row>
          <table:table-cell table:style-name="onpg-assay.A2" office:value-type="string">
            <text:p text:style-name="P2"><text:span text:style-name="T2">Activity for media </text:span>B - Lactose</text:p>
          </table:table-cell>
          <table:table-cell table:style-name="onpg-assay.A2" office:value-type="string">
            <text:p text:style-name="P1">clear</text:p>
          </table:table-cell>
          <table:table-cell table:style-name="onpg-assay.A2" office:value-type="string">
            <text:p text:style-name="P1">yellow</text:p>
          </table:table-cell>
          <table:table-cell table:style-name="onpg-assay.A2" office:value-type="string">
            <text:p text:style-name="P1">clear</text:p>
          </table:table-cell>
          <table:table-cell table:style-name="onpg-assay.E2" office:value-type="string">
            <text:p text:style-name="P1">pale yellow</text:p>
          </table:table-cell>
        </table:table-row>
        <table:table-row>
          <table:table-cell table:style-name="onpg-assay.A2" office:value-type="string">
            <text:p text:style-name="P2"><text:span text:style-name="T2">Activity for media </text:span>C - TMG/Glycerol</text:p>
          </table:table-cell>
          <table:table-cell table:style-name="onpg-assay.A2" office:value-type="string">
            <text:p text:style-name="P1">clear</text:p>
          </table:table-cell>
          <table:table-cell table:style-name="onpg-assay.A2" office:value-type="string">
            <text:p text:style-name="P1">yellow</text:p>
          </table:table-cell>
          <table:table-cell table:style-name="onpg-assay.A2" office:value-type="string">
            <text:p text:style-name="P1">pale yellow</text:p>
          </table:table-cell>
          <table:table-cell table:style-name="onpg-assay.E2" office:value-type="string">
            <text:p text:style-name="P1">yellow</text:p>
          </table:table-cell>
        </table:table-row>
        <table:table-row>
          <table:table-cell table:style-name="onpg-assay.A2" office:value-type="string">
            <text:p text:style-name="P2"><text:span text:style-name="T2">Activity for media </text:span>D - Lactose/Glucose</text:p>
          </table:table-cell>
          <table:table-cell table:style-name="onpg-assay.A2" office:value-type="string">
            <text:p text:style-name="P1">clear</text:p>
          </table:table-cell>
          <table:table-cell table:style-name="onpg-assay.A2" office:value-type="string">
            <text:p text:style-name="P1">yellow</text:p>
          </table:table-cell>
          <table:table-cell table:style-name="onpg-assay.A2" office:value-type="string">
            <text:p text:style-name="P1">clear</text:p>
          </table:table-cell>
          <table:table-cell table:style-name="onpg-assay.E2" office:value-type="string">
            <text:p text:style-name="P1">clear</text:p>
          </table:table-cell>
        </table:table-row>
        <table:table-row>
          <table:table-cell table:style-name="onpg-assay.A2" office:value-type="string">
            <text:p text:style-name="P2">Inferred mutation:</text:p>
          </table:table-cell>
          <table:table-cell table:style-name="onpg-assay.A2" office:value-type="string">
            <text:p text:style-name="P1">Z-</text:p>
          </table:table-cell>
          <table:table-cell table:style-name="onpg-assay.A2" office:value-type="string">
            <text:p text:style-name="P1">I-</text:p>
          </table:table-cell>
          <table:table-cell table:style-name="onpg-assay.A2" office:value-type="string">
            <text:p text:style-name="P1">Y-</text:p>
          </table:table-cell>
          <table:table-cell table:style-name="onpg-assay.E2" office:value-type="string">
            <text:p text:style-name="P1">Wild Type</text:p>
          </table:table-cell>
        </table:table-row>
      </table:table>
      <text:p text:style-name="P3"/>
      <text:p text:style-name="P7">Legend: <text:span text:style-name="T1">The observed color implies a level of B-galactosidase activity via the hydrolysis of ONPG; clear implies no activity, pale yellow implies basal level activity, yellow implies medium or high activity.</text:span></text:p>
      <text:p text:style-name="P3"/>
      <text:p text:style-name="P4">Table 1: Four E. coli strains, each tested in four media, assayed for ONPG hydrolysis by color as an indicator for <text:span text:style-name="T3">β</text:span>-galactosidase. <text:span text:style-name="T4">For each strain, a mutation identifcation is inferred based on activity across various media.</text:span></text:p>
      <text:p text:style-name="P5"/>
      <text:p text:style-name="P5">Analysis</text:p>
      <text:p text:style-name="P6"><text:span text:style-name="T5">Strain 10 in the four media from Table 1 was measured to have no activity in any media, as indicated by the lack of color (and therefore lack of ONPG hydrolysis, the B-gal indicator in this experiment). <text:s/>This is consistent with the expected behavior of a Z- mutant, which is incapable of synthesizing B-gal as the lacZ gene is the coding region for the B-gal protein. <text:s/></text:span>In this Z- mutant, the cell likely still codes for permease, unless the Z- mutation added a stop codon that causes transcription to end before the Y gene. <text:s/>As such, lactose can enter the cell if present, which causes the lac repressor to not bind to the operator, allowing the promoter to promote transcription. <text:s/>However, again, due to the Z- mutation, B-gal is not coded for, so the lactose will not be digested (at least at a normal rate).</text:p>
      <text:p text:style-name="P6"/>
      <text:p text:style-name="P6">Strain 20 was measured to produce normal levels of B-gal in all media, as indicated by high levels of yellow coloration (and therefore high presence of hydrolized ONPG). <text:s/>This is consistent with the expected behavior of an I- mutant, which is incapable of synthesizing the repressor enzyme and therefore expresses permease and B-gal constitutively.</text:p>
      <text:p text:style-name="P6"/>
      <text:p text:style-name="P6">Strain 30 was measured to have no ONPG hydrolysis in glycerol, lactose, or lactose + glucose media, and had basal level activity in a TMG+glycerol medium. <text:s/>This is consistent with the expected behavior of a Y- mutant, which is incapable of synthesizing permease and, therefore, importing lactose into the cell as a carbon source. Gratuitous inducer TMG in medium C is able to enter the cell even without permease, and is responsible for the observed basal level activity as it deactivates the repressor and thus induces the unmutated lacZ gene to express B-galacosidase.</text:p>
      <text:p text:style-name="P6"/>
      <text:p text:style-name="P6">Strain 40 was measured to have no ONPG hydrolysis in media A and D, basal level activity in medium B, and normal level activity in medium C. <text:s/>This pattern is consistent with the expected wild-type behavior, in which B-galactosidase is expressed in the presence of lactose, given the absence of glucose.</text:p>
      <text:p text:style-name="P6"/>
      <text:p text:style-name="P6"/>
      <text:p text:style-name="P6">In the wild-type strain, the effect of catabolite repression means that the presence of glucose in the medium will reduce the level of B-galactosidase expression. <text:s/>This is because the metabolism of glucose consumes cyclic-AMP, a protein necessary to the expression of lacZ and lacY genes as B-galactosidase and permease. <text:s/>With less cAMP available, the cells are not able to express as much B-galactosidase and permease, leading to glucose effectively repressing the expression of these genes.</text:p>
      <text:p text:style-name="P6"/>
      <text:p text:style-name="P6">Catabolite repression is apparent in medium D, which contains lactose and glucose. <text:s/>This is the only medium in which there is an observed difference between media B (lactose) and D (lactose and glucose). <text:s/>Additionally, the difference is that the wild-type strain expresses B-galactosidase at a normal rate in medium B (lactose), and does not observably express B-galactosidase in medium D (lactose and glucose).</text:p>
      <text:p text:style-name="P6"/>
      <text:p text:style-name="P6"/>
      <text:p text:style-name="P5">Sources</text:p>
      <text:p text:style-name="P6">Data also collected by Sarah Alberts, Amanda Sirbaugh, and Shadi Taghizade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Minion Pro Medium Italic" svg:font-family="'Minion Pro Medium Italic'"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Arial Unicode M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List" style:family="paragraph" style:parent-style-name="Text_20_body" style:class="list">
      <style:text-properties style:font-size-asian="12pt" style:font-name-complex="Tahoma1"/>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meta:generator>
    <meta:creation-date>2008-10-07T23:33:58</meta:creation-date>
    <dc:date>2008-12-10T18:57:50</dc:date>
    <meta:print-date>2008-10-08T18:38:08</meta:print-date>
    <dc:language>en-US</dc:language>
    <meta:editing-cycles>29</meta:editing-cycles>
    <meta:editing-duration>PT3H35M43S</meta:editing-duration>
    <meta:user-defined meta:name="Info 1"/>
    <meta:user-defined meta:name="Info 2"/>
    <meta:user-defined meta:name="Info 3"/>
    <meta:user-defined meta:name="Info 4"/>
    <meta:document-statistic meta:table-count="1" meta:image-count="0" meta:object-count="0" meta:page-count="2" meta:paragraph-count="46" meta:word-count="659" meta:character-count="3905"/>
  </office:meta>
</office:document-meta>
</file>